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5.63mm"/>
    </style:style>
    <style:style style:name="co7" style:family="table-column">
      <style:table-column-properties fo:break-before="auto" style:column-width="34.55mm"/>
    </style:style>
    <style:style style:name="co8" style:family="table-column">
      <style:table-column-properties fo:break-before="auto" style:column-width="14.38mm"/>
    </style:style>
    <style:style style:name="co9" style:family="table-column">
      <style:table-column-properties fo:break-before="auto" style:column-width="13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column table:style-name="co6" table:default-cell-style-name="ce4"/>
        <table:table-column table:style-name="co6" table:default-cell-style-name="ce5"/>
        <table:table-column table:style-name="co5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. (<text:a xlink:href="http://archwort.dainst.org/de/term/10557" xlink:type="simple">http://archwort.dainst.org/de/term/10557</text:a>)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table:style-name="ce6" office:value-type="string" calcext:value-type="string">
            <text:p>Typ (<text:a xlink:href="http://archwort.dainst.org/de/term/3100" xlink:type="simple">http://archwort.dainst.org/de/term/3100</text:a>)</text:p>
          </table:table-cell>
          <table:table-cell office:value-type="string" calcext:value-type="string">
            <text:p>Randform</text:p>
          </table:table-cell>
          <table:table-cell office:value-type="string" calcext:value-type="string">
            <text:p>joints</text:p>
          </table:table-cell>
          <table:table-cell/>
          <table:table-cell office:value-type="string" calcext:value-type="string">
            <text:p>Zenod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office:value-type="string" calcext:value-type="string">
            <text:p><text:a xlink:href="https://zenodo.org/record/2529425" xlink:type="simple">https://zenodo.org/record/2529425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office:value-type="string" calcext:value-type="string">
            <text:p><text:a xlink:href="https://zenodo.org/record/2529483" xlink:type="simple">https://zenodo.org/record/2529483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<text:a xlink:href="https://zenodo.org/record/2529508" xlink:type="simple">https://zenodo.org/record/2529508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G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schwarz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1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oint mit 123031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I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joint mit 12303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GW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-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nge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dunkel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-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/Bobzi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aun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abgesetzter 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braun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grau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ubeige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hellgr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-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sehr dünnwani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lasig überbran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 graubeige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braunschwarz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Sukow/Feldberg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elblich</text:p>
          </table:table-cell>
          <table:table-cell office:value-type="string" calcext:value-type="string">
            <text:p>orangegraugelb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Feldberg</text:p>
          </table:table-cell>
          <table:table-cell/>
          <table:table-cell office:value-type="string" calcext:value-type="string">
            <text:p>+ 8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Sukow</text:p>
          </table:table-cell>
          <table:table-cell/>
          <table:table-cell office:value-type="string" calcext:value-type="string">
            <text:p>+ 4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rRuß 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geschwärzt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?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bige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 Deckel</text:p>
          </table:table-cell>
          <table:table-cell office:value-type="string" calcext:value-type="string">
            <text:p>G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/Garz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57V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V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-grau</text:p>
          </table:table-cell>
          <table:table-cell office:value-type="string" calcext:value-type="string">
            <text:p>bläulich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I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GF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V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Wie 1230,402</text:p>
          </table:table-cell>
          <table:table-cell office:value-type="string" calcext:value-type="string">
            <text:p>wie Zchng. 61IV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X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I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X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wie Zchng. 61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1XI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im Umbruch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braun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I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öddelig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X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X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-K4</text:p>
          </table:table-cell>
          <table:table-cell office:value-type="string" calcext:value-type="string">
            <text:p>+ 2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1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au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 GF</text:p>
          </table:table-cell>
          <table:table-cell office:value-type="string" calcext:value-type="string">
            <text:p>schwarz GF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1IV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lich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XVI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direkt unter dem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 direkt unter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ege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I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X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dunkl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XI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X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-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braun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V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V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schwarzorang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9VI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iege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hne GF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X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ll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angehell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(Steilhals)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hel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7XVI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lila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I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9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V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lil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V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VI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wärz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od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V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3VI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X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X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X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hellgrau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 kerb2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4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4IV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elglasiert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iW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62I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orange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 shwarz grau-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 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X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X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X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Rosa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chwarz-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3W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Hohlkehle</text:p>
          </table:table-cell>
          <table:table-cell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-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I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-orange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RS na/nb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7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GW?</text:p>
          </table:table-cell>
          <table:table-cell office:value-type="string" calcext:value-type="string">
            <text:p>K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V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X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X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-dunkel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7X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nkelbraun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I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2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4VIII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4IX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VIII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/s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Kugeltopf?</text:p>
          </table:table-cell>
          <table:table-cell office:value-type="string" calcext:value-type="string">
            <text:p>K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3I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I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nkelgrau-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Bobzin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4V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4VI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6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6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I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teilrand 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</text:p>
          </table:table-cell>
          <table:table-cell table:number-columns-repeated="5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V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V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V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5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VI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I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6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I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i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V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Bob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X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X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-orange</text:p>
          </table:table-cell>
          <table:table-cell office:value-type="string" calcext:value-type="string">
            <text:p>Dunelgrau-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8X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ini 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-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 bis unter Rand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doppel WB</text:p>
          </table:table-cell>
          <table:table-cell/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F</text:p>
          </table:table-cell>
          <table:table-cell office:value-type="string" calcext:value-type="string">
            <text:p>hellgrau-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9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9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9I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hwarz-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9I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9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69V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or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9I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9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69X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WB ?</text:p>
          </table:table-cell>
          <table:table-cell/>
          <table:table-cell office:value-type="string" calcext:value-type="string">
            <text:p>T1-T1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T1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table:number-columns-repeated="7"/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0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I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IV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hellbeige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0I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 auf Rand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0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-grau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office:value-type="string" calcext:value-type="string">
            <text:p>K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0X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X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-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XI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Deckelmarke</text:p>
          </table:table-cell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70XI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0XV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0XVI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rötlich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ra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1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nkelbraun-schwarz-poliert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I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1V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 Kerb1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V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V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I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 GF</text:p>
          </table:table-cell>
          <table:table-cell office:value-type="string" calcext:value-type="string">
            <text:p>grau GF</text:p>
          </table:table-cell>
          <table:table-cell office:value-type="string" calcext:value-type="string">
            <text:p>d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doppe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Bobzi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1X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schnitt innen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?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1XIII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dunkelgrau glatt</text:p>
          </table:table-cell>
          <table:table-cell office:value-type="string" calcext:value-type="string">
            <text:p>grau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1XV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20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UFG?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ventuell Zchng. 65XII &amp; VIII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wie Zchng. 65X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-schwarz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2I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V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-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72V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mitt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le- und mitt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joint mit 123025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73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2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2VIII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igebraun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latt dunkelgrau</text:p>
          </table:table-cell>
          <table:table-cell office:value-type="string" calcext:value-type="string">
            <text:p>dunkelgrau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2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I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58I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range </text:p>
          </table:table-cell>
          <table:table-cell office:value-type="string" calcext:value-type="string">
            <text:p>orange-grau GF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,15</text:p>
          </table:table-cell>
          <table:table-cell office:value-type="string" calcext:value-type="string">
            <text:p>o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58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V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na</text:p>
          </table:table-cell>
          <table:table-cell table:number-columns-repeated="6"/>
          <table:table-cell office:value-type="string" calcext:value-type="string">
            <text:p>Bobzin</text:p>
          </table:table-cell>
          <table:table-cell table:number-columns-repeated="3"/>
          <table:table-cell office:value-type="string" calcext:value-type="string">
            <text:p><text:a xlink:href="https://zenodo.org/record/2529467" xlink:type="simple">https://zenodo.org/record/2529467</text:a></text:p>
          </table:table-cell>
        </table:table-row>
        <table:table-row table:style-name="ro2">
          <table:table-cell table:number-columns-repeated="3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chwarzrot</text:p>
          </table:table-cell>
          <table:table-cell office:value-type="string" calcext:value-type="string">
            <text:p>chwarzrot</text:p>
          </table:table-cell>
          <table:table-cell office:value-type="string" calcext:value-type="string">
            <text:p>schwarzgrau</text:p>
          </table:table-cell>
          <table:table-cell table:number-columns-repeated="4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rrodiert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ötlich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; Beige-orange</text:p>
          </table:table-cell>
          <table:table-cell office:value-type="string" calcext:value-type="string">
            <text:p>GF; beige-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G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2" table:number-rows-repeated="1047973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.00.0000</text:date>, <text:time style:data-style-name="N2" text:time-value="12:32:25.90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12-31T19:39:24.550000000</dc:date>
    <meta:editing-duration>PT18H32M32S</meta:editing-duration>
    <meta:editing-cycles>112</meta:editing-cycles>
    <meta:generator>LibreOffice/5.1.6.2$Windows_x86 LibreOffice_project/07ac168c60a517dba0f0d7bc7540f5afa45f0909</meta:generator>
    <meta:document-statistic meta:table-count="1" meta:cell-count="6395" meta:object-count="0"/>
  </office:meta>
</office:document-meta>
</file>